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2b8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e threw them in the lake - the fish began to regurgitate</text:p>
      <text:p text:style-name="Standard">She threw them on my bed - now my poor Teddy's dead</text:p>
      <text:p text:style-name="Standard">She threw them in her bed - now dad sleeps in the shed</text:p>
      <text:p text:style-name="Standard">She threw them under the bed - left all the cockroaches dead</text:p>
      <text:p text:style-name="Standard">She served them up for lunch - but no one wanted much</text:p>
      <text:p text:style-name="Standard">She put them in the fridge - now we all live under a bridge</text:p>
      <text:p text:style-name="Standard">She threw them in the sky - now Superman refuses to fly</text:p>
      <text:p text:style-name="Standard">She threw them in the air - now Superman's on medicare</text:p>
      <text:p text:style-name="Standard">She threw them over the fence - haven't seen the neighbor since</text:p>
      <text:p text:style-name="Standard">She threw them on the wall - now Spider-Man won't crawl</text:p>
      <text:p text:style-name="Standard">She threw them on the ceiling - now the paint's all peeling</text:p>
      <text:p text:style-name="Standard">She threw them in a boat - now that boat can't float</text:p>
      <text:p text:style-name="Standard">She threw them at the cat - now the cat's a welcome mat</text:p>
      <text:p text:style-name="Standard">She threw them on the clock - now the clock don't tick or tock</text:p>
      <text:p text:style-name="Standard">She threw them up towards heaven - brought down a 7-4-7</text:p>
      <text:p text:style-name="Standard">She threw them in the garbage can - killed 3 rats and the garbage man</text:p>
      <text:p text:style-name="Standard">She threw them in the washing machine - now all the clothes are green</text:p>
      <text:p text:style-name="Standard">She threw them at a squirrel - made that poor squirrel hurl</text:p>
      <text:p text:style-name="Standard">She threw them at a rock - that rock got up and walked</text:p>
      <text:p text:style-name="Standard">She threw them at a bus - you should have heard it cuss</text:p>
      <text:p text:style-name="Standard">She threw them at a flower - now it's praying for an April shower</text:p>
      <text:p text:style-name="Standard">She threw them in the fire - that made the fire expire</text:p>
      <text:p text:style-name="Standard">She threw them in my Coke - I took a sip and nearly croaked.</text:p>
      <text:p text:style-name="Standard">She threw them at the sun - Made the sun dial 911</text:p>
      <text:p text:style-name="Standard">She threw them on a wire - That's what started the Chicago fire</text:p>
      <text:p text:style-name="Standard">She threw them in a hole - Wouldn't touch 'em with a 10 foot pole</text:p>
      <text:p text:style-name="Standard">She thew them in outer space - That's the end of the human race</text:p>
      <text:p text:style-name="Standard">She threw them on a lysis - That's what started the environmental crisis</text:p>
      <text:p text:style-name="Standard">She threw them on a tree - Now the dogs refuse to pee</text:p>
      <text:p text:style-name="Standard">She threw them in her tent - Now the socks are charging rent</text:p>
      <text:p text:style-name="Standard">She threw them at Lisa - Now her whole house smells like feet-sa</text:p>
      <text:p text:style-name="Standard">She threw them at Chuck - Made his family yell what the heck?!</text:p>
      <text:p text:style-name="Standard">She threw them at Ruth - The stench made her tell the truth</text:p>
      <text:p text:style-name="Standard">She threw them at aunt Sue - Made her camper smell like the loo</text:p>
      <text:p text:style-name="Standard">She threw them with a fury- Made the campers leave in a hurry</text:p>
      <text:p text:style-name="Standard">She threw them at aunt Cait - but it was a scent you could appreciate</text:p>
      <text:p text:style-name="Standard">She threw them a<text:span text:style-name="T1">t</text:span> aunt Toni - Made her smell like old bologna</text:p>
      <text:p text:style-name="Standard">She threw them at aunt Jan - Let me tell you, she was not a fan</text:p>
      <text:p text:style-name="Standard">She threw them at Nick - It made everyone sick</text:p>
      <text:p text:style-name="Standard">She threw them at Joe - Never was there such a tale of woe</text:p>
      <text:p text:style-name="Standard">She threw them away at uncle Jim - left everyone wondering was that smell from him</text:p>
      <text:p text:style-name="Standard">She threw them at Ryan - sent everyone running home crying</text:p>
      <text:p text:style-name="Standard">She would have thrown them at the older folks sooner - but she had to pause and say okay boomer</text:p>
      <text:p text:style-name="Standard"/>
      <text:p text:style-name="Standard">She threw them at King Kong - That's the end of this silly so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09:58:30.207727337</meta:creation-date>
    <dc:date>2020-01-09T10:04:23.682517200</dc:date>
    <meta:editing-duration>PT5M54S</meta:editing-duration>
    <meta:editing-cycles>1</meta:editing-cycles>
    <meta:document-statistic meta:table-count="0" meta:image-count="0" meta:object-count="0" meta:page-count="1" meta:paragraph-count="44" meta:word-count="578" meta:character-count="2659" meta:non-whitespace-character-count="2125"/>
    <meta:generator>LibreOffice/6.0.7.3$Linux_X86_64 LibreOffice_project/00m0$Build-3</meta:generator>
  </office:meta>
</office:document-meta>
</file>